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/>
    </style:style>
    <style:style style:name="P66" style:parent-style-name="Listeafsnit" style:list-style-name="LFO1" style:family="paragraph">
      <style:paragraph-properties fo:text-align="justify" fo:margin-bottom="0in"/>
    </style:style>
    <style:style style:name="T67" style:parent-style-name="Standardskrifttypeiafsnit" style:family="text">
      <style:text-properties fo:font-style="italic" style:font-style-asian="italic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<text:s/>Bruger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r en brug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Brugere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>B10-2 Rediger bruger</text:p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ikke oprettet bruger har trykket opret bruger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r<text:s/>på opret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trykker opret knappen</text:p>
              </text:list-item>
              <text:list-item>
                <text:p text:style-name="P66">Pa bliver taget til Rediger vindue<text:s/><text:span text:style-name="T67">Extend B10-2</text:span>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ost betingelser:</text:p>
          </table:table-cell>
          <table:table-cell table:style-name="TableCell77">
            <text:p text:style-name="P78">Brugeren bliver vist rediger vindue.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Nikolai Christiansen<text:s/>– Allan Søndergaard – Kasper Urhe – Peter Clausen</text:p>
          </table:table-cell>
        </table:table-row>
        <table:table-row table:style-name="TableRow84">
          <table:table-cell table:style-name="TableCell85">
            <text:p text:style-name="P86">Revision &amp; Date:</text:p>
          </table:table-cell>
          <table:table-cell table:style-name="TableCell87">
            <text:p text:style-name="P8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5T09:26:00Z</meta:creation-date>
    <dc:date>2017-11-15T09:26:00Z</dc:date>
    <meta:template xlink:href="Normal" xlink:type="simple"/>
    <meta:editing-cycles>2</meta:editing-cycles>
    <meta:editing-duration>PT0S</meta:editing-duration>
    <meta:document-statistic meta:page-count="1" meta:paragraph-count="1" meta:word-count="83" meta:character-count="592" meta:row-count="4" meta:non-whitespace-character-count="510"/>
  </office:meta>
</office:document-meta>
</file>